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Lehenetsia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>
        <draw:custom-shape draw:style-name="gr1" draw:text-style-name="P1" draw:layer="layout" svg:width="10cm" svg:height="2.6cm" svg:x="3cm" svg:y="3.8cm">
          <text:p text:style-name="P1">http://um.es/resource/Q5SIF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2cm" svg:height="2.6cm" svg:x="1cm" svg:y="10.4cm">
          <text:p text:style-name="P1">http://geneontology/process/ATP-bi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2.4cm" svg:height="0.963cm" svg:x="8.2cm" svg:y="7.837cm">
          <draw:text-box>
            <text:p text:style-name="P1">http://uniprot/ontology/prop/participates-in</text:p>
          </draw:text-box>
        </draw:frame>
        <draw:line draw:style-name="gr3" draw:text-style-name="P1" draw:layer="layout" svg:x1="8cm" svg:y1="6.4cm" svg:x2="8cm" svg:y2="10.4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zenbakia&gt;</text:page-number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zenbakia&gt;</text:page-number></text:p>
        </draw:text-box>
      </draw:frame>
      <presentation:notes style:page-layout-name="PM0">
        <draw:page-thumbnail presentation:style-name="Lehenetsia-title" draw:layer="backgroundobjects" svg:width="14.848cm" svg:height="11.136cm" svg:x="3.075cm" svg:y="2.257cm" presentation:class="page"/>
        <draw:frame presentation:style-name="Lehenetsi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zenbakia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7:41:26.008399643</meta:creation-date>
    <dc:date>2016-02-28T17:47:23.128314634</dc:date>
    <meta:editing-duration>P0D</meta:editing-duration>
    <meta:editing-cycles>1</meta:editing-cycles>
    <meta:document-statistic meta:object-count="27"/>
    <meta:generator>LibreOffice/4.2.8.2$Linux_X86_64 LibreOffice_project/420m0$Build-2</meta:generator>
  </office:meta>
</office:document-meta>
</file>